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14B105403C6C66F349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16.215cm" fo:min-width="17.666cm" draw:shadow="visible" draw:shadow-offset-x="0.1cm" draw:shadow-offset-y="0.1cm" draw:shadow-color="#808080" draw:shadow-opacity="70%"/>
    </style:style>
    <style:style style:name="gr2" style:family="graphic" style:parent-style-name="standard">
      <style:graphic-properties draw:fill="solid" draw:fill-color="#66ccff" draw:textarea-horizontal-align="justify" draw:textarea-vertical-align="middle" draw:auto-grow-height="false" fo:min-height="5.654cm" fo:min-width="2.804cm" draw:shadow="visible" draw:shadow-offset-x="0.1cm" draw:shadow-offset-y="0.1cm" draw:shadow-color="#808080" draw:shadow-opacity="70%"/>
    </style:style>
    <style:style style:name="gr3" style:family="graphic" style:parent-style-name="standard">
      <style:graphic-properties draw:fill="solid" draw:fill-color="#66ccff" draw:textarea-horizontal-align="justify" draw:textarea-vertical-align="middle" draw:auto-grow-height="false" fo:min-height="2.157cm" fo:min-width="7.207cm" draw:shadow="visible" draw:shadow-offset-x="0.1cm" draw:shadow-offset-y="0.1cm" draw:shadow-color="#808080" draw:shadow-opacity="70%"/>
    </style:style>
    <style:style style:name="gr4" style:family="graphic" style:parent-style-name="standard">
      <style:graphic-properties draw:fill="solid" draw:fill-color="#66ccff" draw:textarea-horizontal-align="justify" draw:textarea-vertical-align="middle" draw:auto-grow-height="false" fo:min-height="11.698cm" fo:min-width="2.048cm" draw:shadow="visible" draw:shadow-offset-x="0.1cm" draw:shadow-offset-y="0.1cm" draw:shadow-color="#808080" draw:shadow-opacity="70%"/>
    </style:style>
    <style:style style:name="gr5" style:family="graphic" style:parent-style-name="standard">
      <style:graphic-properties draw:fill="solid" draw:fill-color="#0093d9" draw:textarea-horizontal-align="justify" draw:textarea-vertical-align="middle" draw:auto-grow-height="false" fo:min-height="3.09cm" fo:min-width="4.94cm" draw:shadow="visible" draw:shadow-offset-x="0.1cm" draw:shadow-offset-y="0.1cm" draw:shadow-color="#808080" draw:shadow-opacity="70%"/>
    </style:style>
    <style:style style:name="gr6" style:family="graphic" style:parent-style-name="standard">
      <style:graphic-properties draw:fill="solid" draw:fill-color="#66ccff" draw:textarea-horizontal-align="justify" draw:textarea-vertical-align="middle" draw:auto-grow-height="false" fo:min-height="6.591cm" fo:min-width="6.941cm" draw:shadow="visible" draw:shadow-offset-x="0.1cm" draw:shadow-offset-y="0.1cm" draw:shadow-color="#808080" draw:shadow-opacity="70%"/>
    </style:style>
    <style:style style:name="gr7" style:family="graphic" style:parent-style-name="standard">
      <style:graphic-properties draw:fill="solid" draw:fill-color="#cccccc" draw:textarea-horizontal-align="justify" draw:textarea-vertical-align="middle" draw:auto-grow-height="false" fo:min-height="5.854cm" fo:min-width="4.453cm" draw:shadow="visible" draw:shadow-offset-x="0.1cm" draw:shadow-offset-y="0.1cm" draw:shadow-color="#808080" draw:shadow-opacity="70%"/>
    </style:style>
    <style:style style:name="gr8" style:family="graphic" style:parent-style-name="objectwithoutfill">
      <style:graphic-properties svg:stroke-width="0.05cm" draw:marker-start-width="0.3cm" draw:marker-end="Arrow" draw:marker-end-width="0.3cm" draw:fill="none" draw:fill-image-width="0cm" draw:fill-image-height="0cm" draw:textarea-vertical-align="middle" fo:padding-top="0.15cm" fo:padding-bottom="0.15cm" fo:padding-left="0.275cm" fo:padding-right="0.275cm" draw:shadow="hidden" draw:shadow-offset-x="0.1cm" draw:shadow-offset-y="0.1cm" draw:shadow-opacity="70%"/>
    </style:style>
    <style:style style:name="gr9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712cm" fo:min-width="3.414cm" draw:shadow="hidden" draw:shadow-offset-x="0.1cm" draw:shadow-offset-y="0.1cm" draw:shadow-opacity="70%"/>
    </style:style>
    <style:style style:name="gr10" style:family="graphic" style:parent-style-name="standard">
      <style:graphic-properties draw:fill="solid" draw:fill-color="#579d1c" draw:fill-image-width="0cm" draw:fill-image-height="0cm" draw:textarea-horizontal-align="justify" draw:textarea-vertical-align="middle" draw:auto-grow-height="false" fo:min-height="9.65cm" fo:min-width="0.9cm" draw:shadow="visible" draw:shadow-offset-x="0.1cm" draw:shadow-offset-y="0.1cm" draw:shadow-opacity="70%"/>
    </style:style>
    <style:style style:name="gr11" style:family="graphic" style:parent-style-name="standard">
      <style:graphic-properties draw:fill="solid" draw:fill-color="#83caff" draw:textarea-horizontal-align="justify" draw:textarea-vertical-align="middle" draw:auto-grow-height="false" fo:min-height="1.354cm" fo:min-width="4.704cm" draw:shadow="visible" draw:shadow-offset-x="0.1cm" draw:shadow-offset-y="0.1cm" draw:shadow-color="#808080" draw:shadow-opacity="70%"/>
    </style:style>
    <style:style style:name="gr12" style:family="graphic" style:parent-style-name="objectwithoutfill">
      <style:graphic-properties svg:stroke-width="0.05cm" svg:stroke-color="#000000" draw:marker-start="Arrow" draw:marker-start-width="0.3cm" draw:marker-end="Arrow" draw:marker-end-width="0.3cm" draw:fill="none" draw:textarea-vertical-align="middle" fo:padding-top="0.15cm" fo:padding-bottom="0.15cm" fo:padding-left="0.275cm" fo:padding-right="0.275cm"/>
    </style:style>
    <style:style style:name="gr1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dddddd" draw:fill-color="#666666" draw:textarea-horizontal-align="justify" draw:textarea-vertical-align="middle" draw:auto-grow-height="false" fo:min-height="1.756cm" fo:min-width="2.001cm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objectwithoutfill">
      <style:graphic-properties draw:stroke="dash" draw:stroke-dash="_32__20_Dots_20_1_20_Dash" svg:stroke-width="0.05cm" svg:stroke-color="#000000" draw:marker-start="" draw:marker-start-width="0.3cm" draw:marker-end="Arrow_20_concave" draw:marker-end-width="0.3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66cc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93d9"/>
      <style:paragraph-properties fo:text-align="center"/>
    </style:style>
    <style:style style:name="P5" style:family="paragraph">
      <loext:graphic-properties draw:fill="solid" draw:fill-color="#cccccc"/>
      <style:paragraph-properties fo:text-align="center"/>
    </style:style>
    <style:style style:name="P6" style:family="paragraph">
      <loext:graphic-properties draw:fill="none" draw:fill-image-width="0cm" draw:fill-image-height="0cm"/>
      <style:paragraph-properties fo:text-align="center"/>
    </style:style>
    <style:style style:name="P7" style:family="paragraph">
      <loext:graphic-properties draw:fill="none" draw:fill-color="#ffffff" draw:fill-image-width="0cm" draw:fill-image-height="0cm"/>
    </style:style>
    <style:style style:name="P8" style:family="paragraph">
      <loext:graphic-properties draw:fill="solid" draw:fill-color="#579d1c" draw:fill-image-width="0cm" draw:fill-image-height="0cm"/>
      <style:paragraph-properties fo:text-align="center"/>
    </style:style>
    <style:style style:name="P9" style:family="paragraph">
      <loext:graphic-properties draw:fill="solid" draw:fill-color="#83caff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666666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.15cm" svg:height="17.449cm" svg:x="8.95cm" svg:y="1.451cm">
          <draw:glue-point draw:id="4" svg:x="5.098cm" svg:y="-2.656cm"/>
          <draw:glue-point draw:id="5" svg:x="5.098cm" svg:y="1.875cm"/>
          <draw:glue-point draw:id="6" svg:x="-4.999cm" svg:y="-2.5cm"/>
          <draw:glue-point draw:id="7" svg:x="-4.999cm" svg:y="2.187cm"/>
          <text:p text:style-name="P3"/>
          <draw:enhanced-geometry svg:viewBox="0 0 21600 21600" draw:path-stretchpoint-x="10800" draw:path-stretchpoint-y="10800" draw:text-areas="?f3 ?f4 ?f5 ?f6" draw:type="round-rectangle" draw:modifiers="2081.441599824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8" draw:id="id8" draw:layer="layout" svg:width="3.5cm" svg:height="6.1cm" svg:x="24.1cm" svg:y="10.2cm">
          <draw:glue-point draw:id="4" svg:x="5.098cm" svg:y="-2.656cm"/>
          <draw:glue-point draw:id="5" svg:x="5.098cm" svg:y="1.875cm"/>
          <draw:glue-point draw:id="6" svg:x="-4.999cm" svg:y="-2.5cm"/>
          <draw:glue-point draw:id="7" svg:x="-4.999cm" svg:y="2.187cm"/>
          <text:p/>
          <draw:enhanced-geometry svg:viewBox="0 0 21600 21600" draw:path-stretchpoint-x="10800" draw:path-stretchpoint-y="10800" draw:text-areas="?f3 ?f4 ?f5 ?f6" draw:type="round-rectangle" draw:modifiers="2081.441599824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0" draw:id="id10" draw:layer="layout" svg:width="7.849cm" svg:height="2.549cm" svg:x="13.601cm" svg:y="15.501cm">
          <draw:glue-point draw:id="4" svg:x="5.098cm" svg:y="-2.656cm"/>
          <draw:glue-point draw:id="5" svg:x="5.098cm" svg:y="1.875cm"/>
          <draw:glue-point draw:id="6" svg:x="-4.999cm" svg:y="-2.5cm"/>
          <draw:glue-point draw:id="7" svg:x="-4.999cm" svg:y="2.187cm"/>
          <text:p/>
          <draw:enhanced-geometry svg:viewBox="0 0 21600 21600" draw:path-stretchpoint-x="10800" draw:path-stretchpoint-y="10800" draw:text-areas="?f3 ?f4 ?f5 ?f6" draw:type="round-rectangle" draw:modifiers="2081.441599824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9" draw:id="id9" draw:layer="layout" svg:width="7.849cm" svg:height="2.549cm" svg:x="13.601cm" svg:y="12.501cm">
          <draw:glue-point draw:id="4" svg:x="5.098cm" svg:y="-2.656cm"/>
          <draw:glue-point draw:id="5" svg:x="5.098cm" svg:y="1.875cm"/>
          <draw:glue-point draw:id="6" svg:x="-4.999cm" svg:y="-2.5cm"/>
          <draw:glue-point draw:id="7" svg:x="-4.999cm" svg:y="2.187cm"/>
          <text:p/>
          <draw:enhanced-geometry svg:viewBox="0 0 21600 21600" draw:path-stretchpoint-x="10800" draw:path-stretchpoint-y="10800" draw:text-areas="?f3 ?f4 ?f5 ?f6" draw:type="round-rectangle" draw:modifiers="2081.441599824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.849cm" svg:height="2.549cm" svg:x="13.551cm" svg:y="9.551cm">
          <draw:glue-point draw:id="4" svg:x="5.098cm" svg:y="-2.656cm"/>
          <draw:glue-point draw:id="5" svg:x="5.098cm" svg:y="1.875cm"/>
          <draw:glue-point draw:id="6" svg:x="-4.999cm" svg:y="-2.5cm"/>
          <draw:glue-point draw:id="7" svg:x="-4.999cm" svg:y="2.187cm"/>
          <text:p/>
          <draw:enhanced-geometry svg:viewBox="0 0 21600 21600" draw:path-stretchpoint-x="10800" draw:path-stretchpoint-y="10800" draw:text-areas="?f3 ?f4 ?f5 ?f6" draw:type="round-rectangle" draw:modifiers="2081.441599824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7cm" svg:height="12.1cm" svg:x="9.5cm" svg:y="6cm">
          <draw:glue-point draw:id="4" svg:x="5.098cm" svg:y="-2.656cm"/>
          <draw:glue-point draw:id="5" svg:x="5.098cm" svg:y="1.875cm"/>
          <draw:glue-point draw:id="6" svg:x="-4.999cm" svg:y="-2.5cm"/>
          <draw:glue-point draw:id="7" svg:x="-4.999cm" svg:y="2.187cm"/>
          <text:p/>
          <draw:enhanced-geometry svg:viewBox="0 0 21600 21600" draw:path-stretchpoint-x="10800" draw:path-stretchpoint-y="10800" draw:text-areas="?f3 ?f4 ?f5 ?f6" draw:type="round-rectangle" draw:modifiers="2081.441599824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" draw:id="id1" draw:layer="layout" svg:width="5.8cm" svg:height="3.7cm" svg:x="1.5cm" svg:y="1.5cm">
          <draw:glue-point draw:id="4" svg:x="2.413cm" svg:y="5cm"/>
          <draw:glue-point draw:id="5" svg:x="-2.758cm" svg:y="5cm"/>
          <draw:glue-point draw:id="6" svg:x="4.827cm" svg:y="4.2cm"/>
          <draw:glue-point draw:id="7" svg:x="-4.655cm" svg:y="4.2cm"/>
          <text:p text:style-name="P3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7.849cm" svg:height="7.249cm" svg:x="13.551cm" svg:y="1.951cm">
          <draw:glue-point draw:id="4" svg:x="5.098cm" svg:y="-2.656cm"/>
          <draw:glue-point draw:id="5" svg:x="5.098cm" svg:y="1.875cm"/>
          <draw:glue-point draw:id="6" svg:x="-4.999cm" svg:y="-2.5cm"/>
          <draw:glue-point draw:id="7" svg:x="-4.999cm" svg:y="2.187cm"/>
          <text:p/>
          <draw:enhanced-geometry svg:viewBox="0 0 21600 21600" draw:path-stretchpoint-x="10800" draw:path-stretchpoint-y="10800" draw:text-areas="?f3 ?f4 ?f5 ?f6" draw:type="round-rectangle" draw:modifiers="2081.441599824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3" draw:id="id3" draw:layer="layout" svg:width="5.249cm" svg:height="6.4cm" svg:x="13.9cm" svg:y="2.3cm">
          <draw:glue-point draw:id="4" svg:x="5.098cm" svg:y="-2.656cm"/>
          <draw:glue-point draw:id="5" svg:x="5.098cm" svg:y="1.875cm"/>
          <draw:glue-point draw:id="6" svg:x="-4.999cm" svg:y="-2.5cm"/>
          <draw:glue-point draw:id="7" svg:x="-4.999cm" svg:y="2.187cm"/>
          <text:p text:style-name="P3">slidewiki-</text:p>
          <text:p text:style-name="P3">platform</text:p>
          <draw:enhanced-geometry svg:viewBox="0 0 21600 21600" draw:path-stretchpoint-x="10800" draw:path-stretchpoint-y="10800" draw:text-areas="?f3 ?f4 ?f5 ?f6" draw:type="round-rectangle" draw:modifiers="2081.441599824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5.799cm" svg:y1="5.2cm" svg:x2="10.1cm" svg:y2="9.638cm" draw:start-shape="id1" draw:start-glue-point="4" draw:end-shape="id2" draw:end-glue-point="4" svg:d="M5799 5200c0 2959 1433 4438 4301 4438" svg:viewBox="0 0 4302 4439">
          <text:p/>
        </draw:connector>
        <draw:connector draw:style-name="gr8" draw:text-style-name="P6" draw:layer="layout" draw:type="curve" svg:x1="10.1cm" svg:y1="12.872cm" svg:x2="2.801cm" svg:y2="5.2cm" draw:start-shape="id2" draw:start-glue-point="6" draw:end-shape="id1" draw:end-glue-point="5" svg:d="M10100 12872c-4866 0-7299-2557-7299-7672" svg:viewBox="0 0 7300 7673">
          <text:p/>
        </draw:connector>
        <draw:frame draw:style-name="gr9" draw:text-style-name="P7" draw:layer="layout" svg:width="3.914cm" svg:height="0.962cm" svg:x="3.986cm" svg:y="9.5cm">
          <draw:text-box>
            <text:p>Interactions</text:p>
          </draw:text-box>
        </draw:frame>
        <draw:custom-shape draw:style-name="gr10" draw:text-style-name="P8" xml:id="id2" draw:id="id2" draw:layer="layout" svg:width="1.4cm" svg:height="9.9cm" svg:x="10.1cm" svg:y="6.4cm">
          <draw:glue-point draw:id="4" svg:x="-5cm" svg:y="-1.73cm"/>
          <draw:glue-point draw:id="5" svg:x="-5cm" svg:y="-3.653cm"/>
          <draw:glue-point draw:id="6" svg:x="-5cm" svg:y="1.538cm"/>
          <draw:glue-point draw:id="7" svg:x="-5cm" svg:y="3.461cm"/>
          <draw:glue-point draw:id="8" svg:x="5cm" svg:y="-3.484cm"/>
          <draw:glue-point draw:id="9" svg:x="5cm" svg:y="-1.666cm"/>
          <draw:glue-point draw:id="10" svg:x="5cm" svg:y="1.464cm"/>
          <draw:glue-point draw:id="11" svg:x="5cm" svg:y="3.484cm"/>
          <draw:glue-point draw:id="12" svg:x="-5cm" svg:y="2.474cm"/>
          <draw:glue-point draw:id="13" svg:x="5cm" svg:y="2.474cm"/>
          <text:p text:style-name="P3">R</text:p>
          <text:p text:style-name="P3">E</text:p>
          <text:p text:style-name="P3">V</text:p>
          <text:p text:style-name="P3">E</text:p>
          <text:p text:style-name="P3">R</text:p>
          <text:p text:style-name="P3">S</text:p>
          <text:p text:style-name="P3">E</text:p>
          <text:p text:style-name="P3">-</text:p>
          <text:p text:style-name="P3">P</text:p>
          <text:p text:style-name="P3">R</text:p>
          <text:p text:style-name="P3">O</text:p>
          <text:p text:style-name="P3">X</text:p>
          <text:p text:style-name="P3">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xml:id="id4" draw:id="id4" draw:layer="layout" svg:width="5.3cm" svg:height="1.7cm" svg:x="13.9cm" svg:y="9.9cm">
          <draw:glue-point draw:id="4" svg:x="5cm" svg:y="-2.647cm"/>
          <draw:glue-point draw:id="5" svg:x="5cm" svg:y="2.647cm"/>
          <text:p text:style-name="P3">deck-service</text:p>
          <draw:enhanced-geometry svg:viewBox="0 0 21600 21600" draw:path-stretchpoint-x="10800" draw:path-stretchpoint-y="10800" draw:text-areas="?f3 ?f4 ?f5 ?f6" draw:type="round-rectangle" draw:modifiers="2081.441599824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xml:id="id5" draw:id="id5" draw:layer="layout" svg:width="5.3cm" svg:height="1.7cm" svg:x="13.9cm" svg:y="12.951cm">
          <draw:glue-point draw:id="4" svg:x="5cm" svg:y="-2.358cm"/>
          <draw:glue-point draw:id="5" svg:x="5cm" svg:y="2.347cm"/>
          <text:p text:style-name="P3">...</text:p>
          <draw:enhanced-geometry svg:viewBox="0 0 21600 21600" draw:path-stretchpoint-x="10800" draw:path-stretchpoint-y="10800" draw:text-areas="?f3 ?f4 ?f5 ?f6" draw:type="round-rectangle" draw:modifiers="2081.441599824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xml:id="id6" draw:id="id6" draw:layer="layout" svg:width="5.3cm" svg:height="1.7cm" svg:x="13.9cm" svg:y="15.902cm">
          <draw:glue-point draw:id="4" svg:x="5cm" svg:y="-2.358cm"/>
          <draw:glue-point draw:id="5" svg:x="5cm" svg:y="2.347cm"/>
          <text:p text:style-name="P3">...</text:p>
          <draw:enhanced-geometry svg:viewBox="0 0 21600 21600" draw:path-stretchpoint-x="10800" draw:path-stretchpoint-y="10800" draw:text-areas="?f3 ?f4 ?f5 ?f6" draw:type="round-rectangle" draw:modifiers="2081.441599824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draw:type="curve" svg:x1="10.8cm" svg:y1="6.4cm" svg:x2="13.901cm" svg:y2="3.9cm" draw:start-shape="id2" draw:start-glue-point="0" draw:end-shape="id3" draw:end-glue-point="6" svg:d="M10800 6400c0-1667 1033-2500 3101-2500" svg:viewBox="0 0 3102 2501">
          <text:p/>
        </draw:connector>
        <draw:connector draw:style-name="gr12" draw:text-style-name="P10" draw:layer="layout" draw:type="curve" svg:x1="11.5cm" svg:y1="9.701cm" svg:x2="13.9cm" svg:y2="10.75cm" draw:start-shape="id2" draw:start-glue-point="9" draw:end-shape="id4" draw:end-glue-point="3" svg:d="M11500 9701c1875 0 675 1049 2400 1049" svg:viewBox="0 0 2401 1050">
          <text:p/>
        </draw:connector>
        <draw:connector draw:style-name="gr12" draw:text-style-name="P10" draw:layer="layout" draw:type="curve" svg:x1="11.5cm" svg:y1="11.35cm" svg:x2="13.9cm" svg:y2="13.801cm" draw:start-shape="id2" draw:start-glue-point="1" draw:end-shape="id5" draw:end-glue-point="3" svg:d="M11500 11350c1875 0 675 2451 2400 2451" svg:viewBox="0 0 2401 2452">
          <text:p/>
        </draw:connector>
        <draw:connector draw:style-name="gr12" draw:text-style-name="P10" draw:layer="layout" draw:type="curve" svg:x1="11.5cm" svg:y1="12.799cm" svg:x2="13.9cm" svg:y2="16.752cm" draw:start-shape="id2" draw:start-glue-point="10" draw:end-shape="id6" draw:end-glue-point="3" svg:d="M11500 12799c1875 0 675 3953 2400 3953" svg:viewBox="0 0 2401 3954">
          <text:p/>
        </draw:connector>
        <draw:frame draw:style-name="gr13" draw:text-style-name="P3" xml:id="id12" draw:id="id12" draw:layer="layout" svg:width="2.054cm" svg:height="1.7cm" svg:x="9.8cm" svg:y="16.4cm">
          <draw:image xlink:href="Pictures/10000201000001900000014B105403C6C66F349D.png" xlink:type="simple" xlink:show="embed" xlink:actuate="onLoad">
            <text:p/>
          </draw:image>
        </draw:frame>
        <draw:frame draw:style-name="gr13" draw:text-style-name="P3" draw:layer="layout" svg:width="2.054cm" svg:height="1.7cm" svg:x="19.3cm" svg:y="7.3cm">
          <draw:image xlink:href="Pictures/10000201000001900000014B105403C6C66F349D.png" xlink:type="simple" xlink:show="embed" xlink:actuate="onLoad">
            <text:p/>
          </draw:image>
        </draw:frame>
        <draw:frame draw:style-name="gr13" draw:text-style-name="P3" xml:id="id7" draw:id="id7" draw:layer="layout" svg:width="2.054cm" svg:height="1.7cm" svg:x="19.3cm" svg:y="10cm">
          <draw:image xlink:href="Pictures/10000201000001900000014B105403C6C66F349D.png" xlink:type="simple" xlink:show="embed" xlink:actuate="onLoad">
            <text:p/>
          </draw:image>
        </draw:frame>
        <draw:frame draw:style-name="gr13" draw:text-style-name="P3" draw:layer="layout" svg:width="2.054cm" svg:height="1.7cm" svg:x="19.3cm" svg:y="13.1cm">
          <draw:image xlink:href="Pictures/10000201000001900000014B105403C6C66F349D.png" xlink:type="simple" xlink:show="embed" xlink:actuate="onLoad">
            <text:p/>
          </draw:image>
        </draw:frame>
        <draw:frame draw:style-name="gr13" draw:text-style-name="P3" draw:layer="layout" svg:width="2.054cm" svg:height="1.7cm" svg:x="19.3cm" svg:y="16.1cm">
          <draw:image xlink:href="Pictures/10000201000001900000014B105403C6C66F349D.png" xlink:type="simple" xlink:show="embed" xlink:actuate="onLoad">
            <text:p/>
          </draw:image>
        </draw:frame>
        <draw:custom-shape draw:style-name="gr14" draw:text-style-name="P11" draw:layer="layout" svg:width="2.5cm" svg:height="3.8cm" svg:x="24.6cm" svg:y="10.6cm">
          <text:p text:style-name="P3">Mongo</text:p>
          <text:p text:style-name="P3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3" draw:text-style-name="P3" draw:layer="layout" svg:width="2.054cm" svg:height="1.7cm" svg:x="24.9cm" svg:y="14.5cm">
          <draw:image xlink:href="Pictures/10000201000001900000014B105403C6C66F349D.png" xlink:type="simple" xlink:show="embed" xlink:actuate="onLoad">
            <text:p/>
          </draw:image>
        </draw:frame>
        <draw:connector draw:style-name="gr12" draw:text-style-name="P10" xml:id="id14" draw:id="id14" draw:layer="layout" draw:type="curve" svg:x1="21.354cm" svg:y1="10.85cm" svg:x2="24.101cm" svg:y2="11.725cm" draw:start-shape="id7" draw:start-glue-point="1" draw:end-shape="id8" draw:end-glue-point="6" svg:d="M21354 10850c2059 0 686 875 2747 875" svg:viewBox="0 0 2748 876">
          <text:p/>
        </draw:connector>
        <draw:connector draw:style-name="gr12" draw:text-style-name="P10" draw:layer="layout" draw:type="curve" svg:x1="21.45cm" svg:y1="13.775cm" svg:x2="24.1cm" svg:y2="13.25cm" draw:start-shape="id9" draw:start-glue-point="1" draw:end-shape="id8" draw:end-glue-point="3" svg:d="M21450 13775c2062 0 738-525 2650-525" svg:viewBox="0 0 2651 526">
          <text:p/>
        </draw:connector>
        <draw:connector draw:style-name="gr12" draw:text-style-name="P10" draw:layer="layout" draw:type="curve" svg:x1="21.45cm" svg:y1="16.775cm" svg:x2="24.101cm" svg:y2="14.584cm" draw:start-shape="id10" draw:end-shape="id8" draw:end-glue-point="7" svg:d="M21450 16775c2062 0 737-2191 2651-2191" svg:viewBox="0 0 2652 2192">
          <text:p/>
        </draw:connector>
        <draw:frame draw:style-name="gr15" draw:text-style-name="P12" xml:id="id11" draw:id="id11" draw:layer="layout" svg:width="5.751cm" svg:height="2.384cm" svg:x="1.749cm" svg:y="16.616cm">
          <draw:text-box>
            <text:p text:style-name="P3">Only this container</text:p>
            <text:p text:style-name="P3">is visible to the</text:p>
            <text:p text:style-name="P3"><text:s/>outer world</text:p>
          </draw:text-box>
        </draw:frame>
        <draw:connector draw:style-name="gr16" draw:text-style-name="P10" draw:layer="layout" draw:type="curve" svg:x1="7.5cm" svg:y1="17.808cm" svg:x2="10.827cm" svg:y2="18.1cm" draw:start-shape="id11" draw:start-glue-point="1" draw:end-shape="id12" draw:end-glue-point="2" svg:d="M7500 17808c1726 0 1437 396 1838 657s1489 385 1489-365" svg:viewBox="0 0 3328 860">
          <text:p/>
        </draw:connector>
        <draw:frame draw:style-name="gr15" draw:text-style-name="P12" xml:id="id13" draw:id="id13" draw:layer="layout" svg:width="5.116cm" svg:height="1.673cm" svg:x="22.584cm" svg:y="6.9cm">
          <draw:text-box>
            <text:p text:style-name="P3">These are </text:p>
            <text:p text:style-name="P3">private networks</text:p>
          </draw:text-box>
        </draw:frame>
        <draw:connector draw:style-name="gr16" draw:text-style-name="P10" draw:layer="layout" draw:type="curve" svg:x1="25.142cm" svg:y1="8.573cm" svg:x2="22.726cm" svg:y2="11.087cm" draw:start-shape="id13" draw:start-glue-point="2" draw:end-shape="id14" draw:end-glue-point="0" svg:d="M25142 8573c0 1315-2416 59-2416 2514" svg:viewBox="0 0 2417 251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6T15:01:20.651484923</meta:creation-date>
    <dc:date>2016-03-09T12:03:51.678281973</dc:date>
    <meta:editing-duration>PT1H11M30S</meta:editing-duration>
    <meta:editing-cycles>13</meta:editing-cycles>
    <meta:generator>LibreOffice/5.0.5.2$Linux_X86_64 LibreOffice_project/00$Build-2</meta:generator>
    <meta:document-statistic meta:object-count="34"/>
  </office:meta>
</office:document-meta>
</file>